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office:automatic-styles>
  <office:body>
    <office:text>
      <text:p text:style-name="Text_20_body">Regulatory variation in gene expression can be described by <text:span text:style-name="T1">cis</text:span> and <text:span text:style-name="T2">trans</text:span> genetic components. Here we use RNA-seq data from a panel of <text:span text:style-name="T3">Drosophila</text:span><text:span text:style-name="T4"> </text:span><text:span text:style-name="T5">melanogaster</text:span> test crosses to compare allelic imbalance (AI) in female head tissue between mated and virgin flies, an environmental change known to affect transcription. Indeed, 3,048 exons (1,610 genes) are differentially expressed in this study. We use a Bayesian model for the detection of AI and control type I error with an intersection test. There are ~200 genes with AI exclusively in mated or virgin flies and on average 34% of genes within a cross, and 54% of all genes across the entire panel show evidence for genetic regulation of transcription. Nearly all differentially regulated genes are affected in <text:span text:style-name="T6">cis</text:span>, with an average of 63% of expression variation explained by the <text:span text:style-name="T7">cis</text:span> effects. <text:span text:style-name="T8">trans</text:span> effects explain 8% of the variance in AI on average and the interaction between <text:span text:style-name="T9">cis</text:span> and <text:span text:style-name="T10">trans</text:span> explains an average of 10% of the total variance in AI. In both environments <text:span text:style-name="T11">cis</text:span> and <text:span text:style-name="T12">trans</text:span> effects are compensatory in their overall effect, with the opposite signs of effects of the allele coupled 63% of the time. There is a negative association between <text:span text:style-name="T13">cis</text:span> and <text:span text:style-name="T14">trans</text:span> effects (85%) across lines. We hypothesize that the gene expression level perturbed by <text:span text:style-name="T15">cis</text:span>-regulatory mutations is compensated through <text:span text:style-name="T16">trans</text:span>-regulatory mechanisms, e.g. <text:span text:style-name="T17">trans</text:span> and <text:span text:style-name="T18">cis</text:span> by trans factors buffering <text:span text:style-name="T19">cis</text:span>-mutations. In addition, when AI is detected in both environments, <text:span text:style-name="T20">cis</text:span>-mated, <text:span text:style-name="T21">cis</text:span>-virgin, and trans-mated-trans-virgin estimates are highly concordant. We conclude that the GRN are robust and that trans buffering explains robus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